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8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9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0" style:family="graphic" style:parent-style-name="standard" style:list-style-name="L1">
      <style:graphic-properties draw:stroke="dash" draw:stroke-dash="Fine_20_Dashed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1" style:family="graphic" style:parent-style-name="standard" style:list-style-name="L1">
      <style:graphic-properties draw:stroke="solid" draw:stroke-dash="Fine_20_Dashed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46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6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7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8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9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ver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ey_20_-_20_horiz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-width="0.375cm" draw:marker-end-center="false" svg:stroke-opacity="100%" draw:stroke-linejoin="round" draw:fill="gradient" draw:fill-color="#99ccff" draw:secondary-fill-color="#99ccff" draw:fill-gradient-name="Gradient_20_46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5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Arrow" draw:marker-end-width="0.375cm" draw:marker-end-center="false" svg:stroke-opacity="100%" draw:stroke-linejoin="round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6" style:family="graphic" style:parent-style-name="objectwithoutfill" style:list-style-name="L1">
      <style:graphic-properties draw:stroke="solid" draw:stroke-dash="Dash_20_2" svg:stroke-width="0.05cm" svg:stroke-color="#ff6633" draw:marker-start="" draw:marker-start-width="0.275cm" draw:marker-start-center="false" draw:marker-end="Arrow" draw:marker-end-width="0.275cm" draw:marker-end-center="false" svg:stroke-opacity="100%" draw:stroke-linejoin="round" draw:fill="none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5cm" svg:stroke-color="#cc6633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objectwithoutfill" style:list-style-name="L1">
      <style:graphic-properties draw:stroke="solid" draw:stroke-dash="Dash_20_2" svg:stroke-width="0.05cm" svg:stroke-color="#ff6633" draw:marker-start="" draw:marker-start-width="0.275cm" draw:marker-start-center="false" draw:marker-end="Arrow" draw:marker-end-width="0.275cm" draw:marker-end-center="false" svg:stroke-opacity="100%" draw:stroke-linejoin="round" draw:fill="none" draw:fill-color="#99cc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5cm" svg:stroke-color="#cc6633" draw:marker-start="" draw:marker-start-width="0.275cm" draw:marker-start-center="false" draw:marker-end-width="0.275cm" draw:marker-end-center="false" svg:stroke-opacity="100%" draw:stroke-linejoin="round" draw:fill="gradient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weight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id="id1" draw:layer="layout" svg:width="2cm" svg:height="1cm" svg:x="0.1cm" svg:y="12.792cm">
            <text:p text:style-name="P1">s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id="id2" draw:layer="layout" svg:width="2cm" svg:height="1cm" svg:x="0.1cm" svg:y="15.292cm">
            <text:p text:style-name="P1">s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id="id3" draw:layer="layout" svg:width="2cm" svg:height="1cm" svg:x="0.1cm" svg:y="17.792cm">
            <text:p text:style-name="P1">s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draw:type="line" svg:x1="1.1cm" svg:y1="13.792cm" svg:x2="1.1cm" svg:y2="15.292cm" draw:start-shape="id1" draw:start-glue-point="2" draw:end-shape="id2" draw:end-glue-point="0">
            <text:p/>
          </draw:connector>
          <draw:connector draw:style-name="gr5" draw:text-style-name="P1" draw:layer="layout" draw:type="line" svg:x1="1.1cm" svg:y1="16.292cm" svg:x2="1.1cm" svg:y2="17.792cm" draw:start-shape="id2" draw:start-glue-point="2" draw:end-shape="id3">
            <text:p/>
          </draw:connector>
          <draw:frame draw:style-name="gr6" draw:layer="layout" svg:width="3.76cm" svg:height="0.541cm" svg:x="1.448cm" svg:y="14.25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layer="layout" svg:width="3.866cm" svg:height="0.538cm" svg:x="1.287cm" svg:y="16.75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nector draw:style-name="gr7" draw:text-style-name="P1" draw:layer="layout" draw:type="line" svg:x1="1.112cm" svg:y1="11.7cm" svg:x2="1.1cm" svg:y2="12.792cm" draw:end-shape="id1" draw:end-glue-point="0">
            <text:p/>
          </draw:connector>
          <draw:connector draw:style-name="gr8" draw:text-style-name="P1" draw:layer="layout" draw:type="line" svg:x1="1.1cm" svg:y1="18.792cm" svg:x2="1.112cm" svg:y2="19.932cm" draw:start-shape="id3" draw:start-glue-point="2">
            <text:p/>
          </draw:connector>
        </draw:g>
        <draw:g>
          <draw:custom-shape draw:style-name="gr9" draw:text-style-name="P1" draw:id="id4" draw:layer="layout" svg:width="2cm" svg:height="1cm" svg:x="14.6cm" svg:y="12.238cm">
            <text:p text:style-name="P1">s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draw:id="id7" draw:layer="layout" svg:width="2cm" svg:height="1cm" svg:x="9.1cm" svg:y="13.738cm">
            <text:p text:style-name="P1">s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id="id8" draw:layer="layout" svg:width="2cm" svg:height="1cm" svg:x="9.1cm" svg:y="17.238cm">
            <text:p text:style-name="P1">s2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id="id6" draw:layer="layout" svg:width="2cm" svg:height="1cm" svg:x="14.6cm" svg:y="19.238cm">
            <text:p text:style-name="P1">s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id="id5" draw:layer="layout" svg:width="2cm" svg:height="1cm" svg:x="14.6cm" svg:y="15.738cm">
            <text:p text:style-name="P1">s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id="id9" draw:layer="layout" svg:width="2cm" svg:height="1cm" svg:x="19.6cm" svg:y="15.738cm">
            <text:p text:style-name="P1">s4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" draw:layer="layout" draw:type="curve" svg:x1="15.6cm" svg:y1="13.238cm" svg:x2="15.6cm" svg:y2="15.738cm" draw:start-shape="id4" draw:start-glue-point="2" draw:end-shape="id5">
            <text:p/>
          </draw:connector>
          <draw:connector draw:style-name="gr16" draw:text-style-name="P1" draw:layer="layout" draw:type="curve" svg:x1="15.6cm" svg:y1="16.738cm" svg:x2="15.6cm" svg:y2="19.238cm" draw:start-shape="id5" draw:start-glue-point="2" draw:end-shape="id6" draw:end-glue-point="0">
            <text:p/>
          </draw:connector>
          <draw:connector draw:style-name="gr17" draw:text-style-name="P1" draw:layer="layout" draw:type="curve" svg:x1="14.6cm" svg:y1="12.738cm" svg:x2="10.1cm" svg:y2="13.738cm" draw:start-shape="id4" draw:start-glue-point="3" draw:end-shape="id7" draw:end-glue-point="0">
            <text:p/>
          </draw:connector>
          <draw:connector draw:style-name="gr18" draw:text-style-name="P1" draw:layer="layout" draw:type="curve" svg:x1="10.1cm" svg:y1="14.738cm" svg:x2="10.1cm" svg:y2="17.238cm" draw:start-shape="id7" draw:start-glue-point="2" draw:end-shape="id8" draw:end-glue-point="0">
            <text:p/>
          </draw:connector>
          <draw:connector draw:style-name="gr19" draw:text-style-name="P1" draw:layer="layout" draw:type="curve" svg:x1="10.1cm" svg:y1="18.238cm" svg:x2="14.6cm" svg:y2="19.738cm" draw:start-shape="id8" draw:start-glue-point="2" draw:end-shape="id6" draw:end-glue-point="3">
            <text:p/>
          </draw:connector>
          <draw:connector draw:style-name="gr20" draw:text-style-name="P1" draw:layer="layout" draw:type="curve" svg:x1="16.6cm" svg:y1="12.738cm" svg:x2="20.6cm" svg:y2="15.738cm" draw:start-shape="id4" draw:start-glue-point="1" draw:end-shape="id9" draw:end-glue-point="0">
            <text:p/>
          </draw:connector>
          <draw:connector draw:style-name="gr21" draw:text-style-name="P1" draw:layer="layout" draw:type="curve" svg:x1="20.6cm" svg:y1="16.738cm" svg:x2="16.6cm" svg:y2="19.738cm" draw:start-shape="id9" draw:start-glue-point="2" draw:end-shape="id6" draw:end-glue-point="1">
            <text:p/>
          </draw:connector>
          <draw:frame draw:style-name="gr6" draw:layer="layout" svg:width="4.856cm" svg:height="1.033cm" svg:x="10.344cm" svg:y="11.60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6" draw:layer="layout" svg:width="2.363cm" svg:height="1.033cm" svg:x="10.1cm" svg:y="15.23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6" draw:layer="layout" svg:width="2.358cm" svg:height="1.033cm" svg:x="10.8cm" svg:y="18.33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6" draw:layer="layout" svg:width="3.878cm" svg:height="1.033cm" svg:x="15.6cm" svg:y="13.88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6" draw:layer="layout" svg:width="2.357cm" svg:height="1.033cm" svg:x="15.6cm" svg:y="17.238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6" draw:layer="layout" svg:width="5.439cm" svg:height="1.046cm" svg:x="16.561cm" svg:y="11.692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onnector draw:style-name="gr22" draw:text-style-name="P1" draw:layer="layout" draw:type="line" svg:x1="15.592cm" svg:y1="11.057cm" svg:x2="15.6cm" svg:y2="12.238cm" draw:end-shape="id4" draw:end-glue-point="0">
            <text:p/>
          </draw:connector>
          <draw:frame draw:style-name="gr6" draw:layer="layout" svg:width="0.625cm" svg:height="0.538cm" svg:x="15.275cm" svg:y="10.5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6" draw:layer="layout" svg:width="2.271cm" svg:height="1.033cm" svg:x="18.5cm" svg:y="19.605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connector draw:style-name="gr23" draw:text-style-name="P1" draw:layer="layout" draw:type="line" svg:x1="15.6cm" svg:y1="20.238cm" svg:x2="15.61cm" svg:y2="21.299cm" draw:start-shape="id6" draw:start-glue-point="2">
            <text:p/>
          </draw:connector>
        </draw:g>
        <draw:g>
          <draw:custom-shape draw:style-name="gr24" draw:text-style-name="P2" draw:id="id18" draw:layer="layout" svg:width="16cm" svg:height="6.5cm" svg:x="5.9cm" svg:y="1.555cm">
            <text:p/>
            <draw:enhanced-geometry svg:viewBox="0 0 21600 21600" draw:path-stretchpoint-x="10800" draw:path-stretchpoint-y="10800" draw:text-areas="?f3 ?f4 ?f5 ?f6" draw:type="round-rectangle" draw:modifiers="1456.638151316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3" draw:id="id17" draw:layer="layout" svg:width="7cm" svg:height="1cm" svg:x="10.4cm" svg:y="1.018cm">
            <text:p text:style-name="P2"><text:span text:style-name="T1">pick</text:span></text:p>
            <draw:enhanced-geometry svg:viewBox="0 0 21600 21600" draw:path-stretchpoint-x="10800" draw:path-stretchpoint-y="10800" draw:text-areas="?f3 ?f4 ?f5 ?f6" draw:type="round-rectangle" draw:modifiers="7379.820179820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3" draw:id="id10" draw:layer="layout" svg:width="5cm" svg:height="1cm" svg:x="6.4cm" svg:y="2.218cm">
            <text:p text:style-name="P2"><text:span text:style-name="T1">onMessage</text:span><text:span text:style-name="T2"> addUserInfo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" draw:id="id12" draw:layer="layout" svg:width="6cm" svg:height="1cm" svg:x="11.9cm" svg:y="2.218cm">
            <text:p text:style-name="P2"><text:span text:style-name="T1">onMessage</text:span><text:span text:style-name="T2"> isServiceAvailabl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" draw:id="id15" draw:layer="layout" svg:width="3cm" svg:height="1cm" svg:x="18.4cm" svg:y="2.218cm">
            <text:p text:style-name="P2"><text:span text:style-name="T1">onAlarm</text:span><text:span text:style-name="T2"> 10h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" draw:id="id11" draw:layer="layout" svg:width="5cm" svg:height="1cm" svg:x="6.4cm" svg:y="4.218cm">
            <text:p text:style-name="P2"><text:span text:style-name="T1">invoke</text:span><text:span text:style-name="T2"> op1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3" draw:id="id13" draw:layer="layout" svg:width="6cm" svg:height="1cm" svg:x="11.9cm" svg:y="4.218cm">
            <text:p text:style-name="P2"><text:span text:style-name="T1">invoke</text:span><text:span text:style-name="T2"> op2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" draw:id="id14" draw:layer="layout" svg:width="6cm" svg:height="1cm" svg:x="11.9cm" svg:y="6.218cm">
            <text:p text:style-name="P2"><text:span text:style-name="T1">invoke</text:span><text:span text:style-name="T2"> op3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" draw:id="id16" draw:layer="layout" svg:width="3cm" svg:height="1cm" svg:x="18.4cm" svg:y="4.218cm">
            <text:p text:style-name="P2"><text:span text:style-name="T1">invoke</text:span><text:span text:style-name="T2"> bip</text:span></text:p>
            <draw:enhanced-geometry svg:viewBox="0 0 21600 21600" draw:type="rectangle" draw:enhanced-path="M 0 0 L 21600 0 21600 21600 0 21600 0 0 Z N"/>
          </draw:custom-shape>
          <draw:connector draw:style-name="gr33" draw:text-style-name="P2" draw:layer="layout" draw:type="curve" svg:x1="8.9cm" svg:y1="3.218cm" svg:x2="8.9cm" svg:y2="4.218cm" draw:start-shape="id10" draw:start-glue-point="2" draw:end-shape="id11" draw:end-glue-point="0">
            <text:p/>
          </draw:connector>
          <draw:connector draw:style-name="gr34" draw:text-style-name="P2" draw:layer="layout" draw:type="line" svg:x1="14.9cm" svg:y1="3.218cm" svg:x2="14.9cm" svg:y2="4.218cm" draw:start-shape="id12" draw:start-glue-point="2" draw:end-shape="id13" draw:end-glue-point="0">
            <text:p/>
          </draw:connector>
          <draw:connector draw:style-name="gr35" draw:text-style-name="P2" draw:layer="layout" draw:type="line" svg:x1="14.9cm" svg:y1="5.218cm" svg:x2="14.9cm" svg:y2="6.218cm" draw:start-shape="id13" draw:start-glue-point="2" draw:end-shape="id14" draw:end-glue-point="0">
            <text:p/>
          </draw:connector>
          <draw:connector draw:style-name="gr36" draw:text-style-name="P2" draw:layer="layout" draw:type="line" svg:x1="19.9cm" svg:y1="3.218cm" svg:x2="19.9cm" svg:y2="4.218cm" draw:start-shape="id15" draw:start-glue-point="2" draw:end-shape="id16" draw:end-glue-point="0">
            <text:p/>
          </draw:connector>
          <draw:connector draw:style-name="gr37" draw:text-style-name="P2" draw:layer="layout" draw:type="line" svg:x1="13.89cm" svg:y1="0.101cm" svg:x2="13.9cm" svg:y2="1.018cm" draw:end-shape="id17" draw:end-glue-point="0">
            <text:p/>
          </draw:connector>
          <draw:connector draw:style-name="gr38" draw:text-style-name="P2" draw:layer="layout" draw:type="line" svg:x1="13.9cm" svg:y1="8.055cm" svg:x2="13.894cm" svg:y2="9.017cm" draw:start-shape="id18" draw:start-glue-point="2">
            <text:p/>
          </draw:connector>
        </draw:g>
        <draw:g>
          <draw:custom-shape draw:style-name="gr39" draw:text-style-name="P2" draw:id="id21" draw:layer="layout" svg:width="4.5cm" svg:height="5cm" svg:x="0.053cm" svg:y="2.747cm">
            <text:p/>
            <draw:enhanced-geometry svg:viewBox="0 0 21600 21600" draw:path-stretchpoint-x="10800" draw:path-stretchpoint-y="10800" draw:text-areas="?f3 ?f4 ?f5 ?f6" draw:type="round-rectangle" draw:modifiers="2077.149609161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" draw:id="id19" draw:layer="layout" svg:width="3.5cm" svg:height="1cm" svg:x="0.553cm" svg:y="3.747cm">
            <text:p text:style-name="P2"><text:span text:style-name="T1">receive</text:span><text:span text:style-name="T3"> echo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id="id20" draw:layer="layout" svg:width="3.5cm" svg:height="1cm" svg:x="0.553cm" svg:y="6.247cm">
            <text:p text:style-name="P2"><text:span text:style-name="T1">reply</text:span><text:span text:style-name="T3"> echo</text:span></text:p>
            <draw:enhanced-geometry svg:viewBox="0 0 21600 21600" draw:type="rectangle" draw:enhanced-path="M 0 0 L 21600 0 21600 21600 0 21600 0 0 Z N"/>
          </draw:custom-shape>
          <draw:connector draw:style-name="gr42" draw:text-style-name="P2" draw:layer="layout" draw:type="line" svg:x1="2.303cm" svg:y1="4.747cm" svg:x2="2.303cm" svg:y2="6.247cm" draw:start-shape="id19" draw:start-glue-point="2" draw:end-shape="id20" draw:end-glue-point="0">
            <text:p/>
          </draw:connector>
          <draw:custom-shape draw:style-name="gr43" draw:text-style-name="P3" draw:id="id22" draw:layer="layout" svg:width="3.5cm" svg:height="1cm" svg:x="0.553cm" svg:y="2.247cm">
            <text:p text:style-name="P2"><text:span text:style-name="T1">sequence</text:span></text:p>
            <draw:enhanced-geometry svg:viewBox="0 0 21600 21600" draw:path-stretchpoint-x="10800" draw:path-stretchpoint-y="10800" draw:text-areas="?f3 ?f4 ?f5 ?f6" draw:type="round-rectangle" draw:modifiers="7379.820179820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text-style-name="P2" draw:layer="layout" draw:type="line" svg:x1="2.303cm" svg:y1="7.747cm" svg:x2="2.317cm" svg:y2="8.743cm" draw:start-shape="id21" draw:start-glue-point="2">
            <text:p/>
          </draw:connector>
          <draw:connector draw:style-name="gr45" draw:text-style-name="P2" draw:layer="layout" draw:type="line" svg:x1="2.305cm" svg:y1="1.264cm" svg:x2="2.303cm" svg:y2="2.247cm" draw:end-shape="id22" draw:end-glue-point="0">
            <text:p/>
          </draw:connector>
        </draw:g>
        <draw:g>
          <draw:path draw:style-name="gr46" draw:text-style-name="P1" draw:layer="layout" svg:width="1.499cm" svg:height="3.999cm" svg:x="2.6cm" svg:y="8.5cm" svg:viewBox="0 0 1500 4000" svg:d="m0 0c3378 2000 0 4000 0 4000">
            <text:p/>
          </draw:path>
          <draw:custom-shape draw:style-name="gr47" draw:text-style-name="P1" draw:layer="layout" svg:width="4.5cm" svg:height="2cm" svg:x="1.4cm" svg:y="9.5cm">
            <text:p text:style-name="P1">Protocol extraction</text:p>
            <text:p text:style-name="P1">operator</text:p>
  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  <draw:g>
          <draw:path draw:style-name="gr48" draw:text-style-name="P1" draw:layer="layout" svg:width="1.499cm" svg:height="3.999cm" svg:x="8.7cm" svg:y="8.5cm" svg:viewBox="0 0 1500 4000" svg:d="m1500 0c-3378 2000 0 4000 0 4000">
            <text:p/>
          </draw:path>
          <draw:custom-shape draw:style-name="gr49" draw:text-style-name="P1" draw:layer="layout" svg:width="4.5cm" svg:height="2cm" svg:x="6.7cm" svg:y="9.5cm">
            <text:p text:style-name="P1">Protocol extraction</text:p>
            <text:p text:style-name="P1">operator</text:p>
  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Gradient_20_46" draw:display-name="Gradient 46" draw:style="linear" draw:start-color="#ffffff" draw:end-color="#ffff66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50%" draw:cy="50%" draw:start-color="#ffcc99" draw:end-color="#ffffff" draw:start-intensity="100%" draw:end-intensity="100%" draw:border="0%"/>
    <draw:gradient draw:name="Grey_20_-_20_horiz" draw:display-name="Grey - horiz" draw:style="linear" draw:start-color="#ffffff" draw:end-color="#c0c0c0" draw:start-intensity="100%" draw:end-intensity="100%" draw:angle="900" draw:border="0%"/>
    <draw:gradient draw:name="Grey_20_-_20_vert" draw:display-name="Grey - vert" draw:style="linear" draw:start-color="#ffffff" draw:end-color="#c0c0c0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21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creation-date>2007-06-13T21:14:11</meta:creation-date>
    <dc:date>2008-04-13T17:59:25</dc:date>
    <dc:language>fr-FR</dc:language>
    <meta:editing-cycles>16</meta:editing-cycles>
    <meta:editing-duration>PT01H15M01S</meta:editing-duration>
    <meta:document-statistic meta:object-count="6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1</math:mn>
      </math:msub>
      <math:mi>:</math:mi>
      <math:mi math:fontstyle="italic">echo</math:mi>
      <math:mrow>
        <math:mo math:stretchy="false">(</math:mo>
        <math:mrow>
          <math:mrow/>
          <math:mo math:stretchy="false">+</math:mo>
          <math:mrow/>
        </math:mrow>
        <math:mo math:stretchy="false">)</math:mo>
      </math:mrow>
      <math:mi>,</math:mi>
      <math:mi/>
      <math:mi math:fontstyle="italic">Caller</math:mi>
    </math:mrow>
    <math:annotation math:encoding="StarMath 5.0">T_1: echo({}+{}), ~
Caller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7</math:mn>
            </math:msub>
            <math:mi>:</math:mi>
            <math:mi math:fontstyle="italic">bip</math:mi>
            <math:mrow>
              <math:mo math:stretchy="false">(</math:mo>
              <math:mrow>
                <math:mrow/>
                <math:mo math:stretchy="false">−</math:mo>
                <math:mrow/>
              </math:mrow>
              <math:mo math:stretchy="false">)</math:mo>
            </math:mrow>
            <math:mi>,</math:mi>
            <math:mi/>
          </math:mrow>
        </math:mrow>
      </math:mtr>
      <math:mtr>
        <math:mi math:fontstyle="italic">Beeper</math:mi>
      </math:mtr>
    </math:mtable>
    <math:annotation math:encoding="StarMath 5.0">alignl
T_7: bip({}-{}), ~ newline
Beeper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n>2</math:mn>
      </math:msub>
      <math:mi>:</math:mi>
      <math:mi math:fontstyle="italic">echo</math:mi>
      <math:mrow>
        <math:mo math:stretchy="false">(</math:mo>
        <math:mrow>
          <math:mrow/>
          <math:mo math:stretchy="false">−</math:mo>
          <math:mrow/>
        </math:mrow>
        <math:mo math:stretchy="false">)</math:mo>
      </math:mrow>
      <math:mi>,</math:mi>
      <math:mi/>
      <math:mi math:fontstyle="italic">Caller</math:mi>
    </math:mrow>
    <math:annotation math:encoding="StarMath 5.0">T_2: echo({}-{}), ~
Calle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1</math:mn>
            </math:msub>
            <math:mi>:</math:mi>
            <math:mi math:fontstyle="italic">isServiceAvailable</math:mi>
            <math:mrow>
              <math:mo math:stretchy="false">(</math:mo>
              <math:mrow>
                <math:mrow/>
                <math:mo math:stretchy="false">+</math:mo>
                <math:mrow/>
              </math:mrow>
              <math:mo math:stretchy="false">)</math:mo>
            </math:mrow>
            <math:mi>,</math:mi>
            <math:mi/>
          </math:mrow>
        </math:mrow>
      </math:mtr>
      <math:mtr>
        <math:mi math:fontstyle="italic">User</math:mi>
      </math:mtr>
    </math:mtable>
    <math:annotation math:encoding="StarMath 5.0">alignl
T_1: isServiceAvailable({}+{}), ~ newline
User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2</math:mn>
          </math:msub>
          <math:mi>:</math:mi>
          <math:mi math:fontstyle="italic">op2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  <math:mi>,</math:mi>
          <math:mi/>
        </math:mrow>
      </math:mtr>
      <math:mtr>
        <math:mi math:fontstyle="italic">Partner2</math:mi>
      </math:mtr>
    </math:mtable>
    <math:annotation math:encoding="StarMath 5.0">T_2: op2({}-{}), ~ newline
Partner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3</math:mn>
          </math:msub>
          <math:mi>:</math:mi>
          <math:mi math:fontstyle="italic">op3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  <math:mi>,</math:mi>
          <math:mi/>
        </math:mrow>
      </math:mtr>
      <math:mtr>
        <math:mi math:fontstyle="italic">Partner3</math:mi>
      </math:mtr>
    </math:mtable>
    <math:annotation math:encoding="StarMath 5.0">T_3: op3({}-{}), ~ newline
Partner3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4</math:mn>
          </math:msub>
          <math:mi>:</math:mi>
          <math:mi math:fontstyle="italic">addUserInfo</math:mi>
          <math:mrow>
            <math:mo math:stretchy="false">(</math:mo>
            <math:mrow>
              <math:mrow/>
              <math:mo math:stretchy="false">+</math:mo>
              <math:mrow/>
            </math:mrow>
            <math:mo math:stretchy="false">)</math:mo>
          </math:mrow>
          <math:mi>,</math:mi>
          <math:mi/>
        </math:mrow>
      </math:mtr>
      <math:mtr>
        <math:mi math:fontstyle="italic">User</math:mi>
      </math:mtr>
    </math:mtable>
    <math:annotation math:encoding="StarMath 5.0">T_4: addUserInfo({}+{}), ~ newline
User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5</math:mn>
          </math:msub>
          <math:mi>:</math:mi>
          <math:mi math:fontstyle="italic">op1</math:mi>
          <math:mrow>
            <math:mo math:stretchy="false">(</math:mo>
            <math:mrow>
              <math:mrow/>
              <math:mo math:stretchy="false">−</math:mo>
              <math:mrow/>
            </math:mrow>
            <math:mo math:stretchy="false">)</math:mo>
          </math:mrow>
          <math:mi>,</math:mi>
          <math:mi/>
        </math:mrow>
      </math:mtr>
      <math:mtr>
        <math:mi math:fontstyle="italic">Partner1</math:mi>
      </math:mtr>
    </math:mtable>
    <math:annotation math:encoding="StarMath 5.0">T_5: op1({}-{}), ~ newline
Partner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6</math:mn>
            </math:msub>
            <math:mi>:</math:mi>
            <math:mo math:stretchy="false">ε</math:mo>
            <math:mtext/>
            <math:mi>,</math:mi>
            <math:mi/>
            <math:mstyle math:fontstyle="normal">
              <math:mrow>
                <math:mrow>
                  <math:mi math:fontstyle="normal">M</math:mi>
                  <math:mo math:stretchy="false">−</math:mo>
                  <math:mi>Invoke</math:mi>
                </math:mrow>
              </math:mrow>
            </math:mstyle>
            <math:mrow>
              <math:mo math:stretchy="false">(</math:mo>
              <math:mrow>
                <math:msub>
                  <math:mi>T</math:mi>
                  <math:mn>0</math:mn>
                </math:msub>
                <math:mo math:stretchy="false">=</math:mo>
                <math:mn>10h</math:mn>
              </math:mrow>
              <math:mo math:stretchy="false">)</math:mo>
            </math:mrow>
            <math:mi>,</math:mi>
            <math:mi/>
          </math:mrow>
        </math:mrow>
      </math:mtr>
      <math:mtr>
        <math:mi math:fontstyle="italic">User</math:mi>
      </math:mtr>
    </math:mtable>
    <math:annotation math:encoding="StarMath 5.0">alignl
T_6: %epsilon%, ~ 
nitalic {M-Invoke}(T_0 = 10h), ~
newline
User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T</math:mi>
      <math:mn>0</math:mn>
    </math:msub>
    <math:annotation math:encoding="StarMath 5.0">T_0</math:annotation>
  </math:semantics>
</math:math>
</file>